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margin-bottom="0.0555in" fo:line-height="110%" fo:margin-left="-0.0041in" fo:text-indent="-0.0076in">
        <style:tab-stops>
          <style:tab-stop style:type="center" style:position="3.1472in"/>
        </style:tab-stops>
      </style:paragraph-properties>
      <style:text-properties fo:font-size="10pt" style:font-size-asian="10pt"/>
    </style:style>
    <style:style style:name="P1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7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8" style:parent-style-name="Título2" style:family="paragraph">
      <style:paragraph-properties fo:border="none" fo:padding="0in" style:shadow="none" fo:margin-bottom="0.002in" fo:line-height="110%" fo:margin-left="0.1416in" fo:text-indent="-0.0076in" fo:background-color="transparent">
        <style:tab-stops/>
      </style:paragraph-properties>
      <style:text-properties fo:font-size="10pt" style:font-size-asian="10pt"/>
    </style:style>
    <style:style style:name="P19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2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1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22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2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4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2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6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27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2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9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0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3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2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3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3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5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6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37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38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39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4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1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42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4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4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4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6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47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48" style:parent-style-name="Título2" style:family="paragraph">
      <style:paragraph-properties fo:border="none" fo:padding="0in" style:shadow="none" fo:margin-bottom="0.002in" fo:line-height="110%" fo:margin-left="0.1416in" fo:text-indent="-0.0076in" fo:background-color="transparent">
        <style:tab-stops/>
      </style:paragraph-properties>
      <style:text-properties fo:font-size="10pt" style:font-size-asian="10pt"/>
    </style:style>
    <style:style style:name="P49" style:parent-style-name="Normal" style:family="paragraph">
      <style:text-properties style:language-asian="pt" style:country-asian="BR"/>
    </style:style>
    <style:style style:name="P50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5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52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5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54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5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56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5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58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5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60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61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6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63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64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65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66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67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6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69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</style:style>
    <style:style style:name="T70" style:parent-style-name="Fonteparág.padrão" style:family="text">
      <style:text-properties fo:font-size="9pt" style:font-size-asian="9pt"/>
    </style:style>
    <style:style style:name="T71" style:parent-style-name="Fonteparág.padrão" style:family="text">
      <style:text-properties style:text-position="sub 66.6%" fo:font-size="9pt" style:font-size-asian="9pt"/>
    </style:style>
    <style:style style:name="T72" style:parent-style-name="Fonteparág.padrão" style:family="text">
      <style:text-properties fo:font-size="9pt" style:font-size-asian="9pt"/>
    </style:style>
    <style:style style:name="T73" style:parent-style-name="Fonteparág.padrão" style:family="text">
      <style:text-properties fo:font-size="9pt" style:font-size-asian="9pt"/>
    </style:style>
    <style:style style:name="P74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</style:style>
    <style:style style:name="T75" style:parent-style-name="Fonteparág.padrão" style:family="text">
      <style:text-properties fo:font-size="9pt" style:font-size-asian="9pt"/>
    </style:style>
    <style:style style:name="T76" style:parent-style-name="Fonteparág.padrão" style:family="text">
      <style:text-properties style:text-position="sub 66.6%" fo:font-size="9pt" style:font-size-asian="9pt"/>
    </style:style>
    <style:style style:name="T77" style:parent-style-name="Fonteparág.padrão" style:family="text">
      <style:text-properties fo:font-size="9pt" style:font-size-asian="9pt"/>
    </style:style>
    <style:style style:name="T78" style:parent-style-name="Fonteparág.padrão" style:family="text">
      <style:text-properties fo:font-size="9pt" style:font-size-asian="9pt"/>
    </style:style>
    <style:style style:name="T79" style:parent-style-name="Fonteparág.padrão" style:family="text">
      <style:text-properties fo:font-size="9pt" style:font-size-asian="9pt"/>
    </style:style>
    <style:style style:name="T80" style:parent-style-name="Fonteparág.padrão" style:family="text">
      <style:text-properties fo:font-size="9pt" style:font-size-asian="9pt"/>
    </style:style>
    <style:style style:name="P81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2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3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4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5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6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7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88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8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0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91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92" style:parent-style-name="Título2" style:family="paragraph">
      <style:paragraph-properties fo:border="none" fo:padding="0in" style:shadow="none" fo:margin-bottom="0in" fo:margin-left="0.1423in" fo:background-color="transparent">
        <style:tab-stops/>
      </style:paragraph-properties>
      <style:text-properties fo:font-size="10pt" style:font-size-asian="10pt"/>
    </style:style>
    <style:style style:name="P93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9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5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96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97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98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99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100" style:parent-style-name="Normal" style:family="paragraph">
      <style:paragraph-properties fo:margin-bottom="0in" fo:line-height="109%" fo:margin-left="0.1416in" fo:margin-right="-0.0041in" fo:text-indent="0.35in">
        <style:tab-stops/>
      </style:paragraph-properties>
      <style:text-properties fo:font-size="9pt" style:font-size-asian="9pt"/>
    </style:style>
    <style:style style:name="P101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0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3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0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5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106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0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8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0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10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1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12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1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14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115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116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117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1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19" style:parent-style-name="Normal" style:family="paragraph">
      <style:paragraph-properties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120" style:parent-style-name="Título1" style:family="paragraph">
      <style:paragraph-properties fo:margin-top="0.0833in" fo:margin-bottom="0.0416in" fo:line-height="110%" fo:margin-left="-0.0041in" fo:text-indent="-0.0076in">
        <style:tab-stops/>
      </style:paragraph-properties>
      <style:text-properties fo:font-size="10pt" style:font-size-asian="10pt"/>
    </style:style>
    <style:style style:name="P12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</office:automatic-styles>
  <office:body>
    <office:text text:use-soft-page-breaks="true">
      <text:h text:style-name="P1" text:outline-level="1">Região Geográfica<text:tab/></text:h>
      <text:h text:style-name="P16" text:outline-level="2">Macrorregião do<text:s/>Brasil<text:s/>onde está localizado o município de coleta da amostra.</text:h>
      <text:h text:style-name="P17" text:outline-level="1">UF</text:h>
      <text:h text:style-name="P18" text:outline-level="2">Sigla da Unidade da<text:s/>Federação onde está localizado o município de coleta da amostra.</text:h>
      <text:h text:style-name="P19" text:outline-level="1">Regional de Saúde</text:h>
      <text:h text:style-name="P20" text:outline-level="2">Nome da regional de saúde onde está localizado o município de coleta da amostra.</text:h>
      <text:p text:style-name="P21">Obs: a regional de saúde é mantida pelos gestores do Sisagua em cada UF.</text:p>
      <text:h text:style-name="P22" text:outline-level="1">Município</text:h>
      <text:h text:style-name="P23" text:outline-level="2">Nome do Município onde foi realizada a coleta da amostra.</text:h>
      <text:h text:style-name="P24" text:outline-level="1">Código IBGE</text:h>
      <text:h text:style-name="P25" text:outline-level="2">Código IBGE do Município onde foi realizada a coleta da amostra.</text:h>
      <text:p text:style-name="P26">Obs: código com 6 dígitos, disponibilizado pelo<text:s/>Instituto Brasileiro de Geografia e Estatística (IBGE).<text:s/>Para o Distrito Federal (DF), o Sisagua considera as Regiões Administrativas (RA)<text:s/>de forma análoga aos<text:s/>municípios. Para tanto, foram criados códigos na mesma formatação daqueles disponibilizados pelo IBGE.</text:p>
      <text:h text:style-name="P27" text:outline-level="1">Número da amostra</text:h>
      <text:h text:style-name="P28" text:outline-level="2">Número de identificação da amostra.</text:h>
      <text:p text:style-name="P29">Obs:<text:s/>caso o município utilize o Gerenciador de Ambiente Laboratorial (GAL) para solicitação das análises,<text:s/>o<text:s/>número<text:s/>da amostra<text:s/>é<text:s/>gerado<text:s/>automaticamente<text:s/>por esse sistema.<text:s/>Caso<text:s/>o Gal não seja utilizado, o número é<text:s/>inserido pelo profissional da Vigilância da Qualidade da Água<text:s/>no cadastro da amostra no Sisagua.</text:p>
      <text:h text:style-name="P30" text:outline-level="1">Motivo da coleta</text:h>
      <text:h text:style-name="P31" text:outline-level="2">Motivação para realização da coleta da amostra.</text:h>
      <text:p text:style-name="P32">Obs:<text:s/>as opções<text:s/>de motivo<text:s/>da coleta<text:s/>são: Denúncia; Desastre; Rotina;<text:s/>ou<text:s/>Surto.</text:p>
      <text:h text:style-name="P33" text:outline-level="1">Tipo da Forma de Abastecimento</text:h>
      <text:h text:style-name="P34" text:outline-level="2">Tipo da forma de abastecimento onde foi realizada a coleta da<text:s/>amostra.</text:h>
      <text:p text:style-name="P35">Obs: os tipos de forma de abastecimento<text:s/>de água para consumo humano<text:s/>são aqueles definidos na norma de potabilidade:</text:p>
      <text:p text:style-name="P36">- SAA: Sistema de Abastecimento de Água;</text:p>
      <text:p text:style-name="P37">- SAC: Solução Alternativa Coletiva<text:s/></text:p>
      <text:p text:style-name="P38">- SAI: Solução Alternativa<text:s/>Individual</text:p>
      <text:h text:style-name="P39" text:outline-level="1">Código Forma de abastecimento</text:h>
      <text:h text:style-name="P40" text:outline-level="2">Código de identificação da forma de abastecimento de água onde foi coletada<text:s/>a<text:s/>amostra.</text:h>
      <text:p text:style-name="P41">Obs: o código é gerado automaticamente pelo Sisagua no momento do cadastro da forma de abastecimento de água.</text:p>
      <text:h text:style-name="P42" text:outline-level="1">Nome da Forma de Abastecimento</text:h>
      <text:h text:style-name="P43" text:outline-level="2">Nome da forma de abastecimento onde foi coletada<text:s/>a<text:s/>amostra.</text:h>
      <text:h text:style-name="P44" text:outline-level="1">Nome da ETA/UTA</text:h>
      <text:h text:style-name="P45" text:outline-level="2">Nome da Estação de Tratamento de Água (ETA) ou Unidade de Tratamento de Água (UTA) onde foi realizada a coleta da amostra.</text:h>
      <text:p text:style-name="P46">Obs: esse campo<text:s/>terá<text:s/>dados caso a amostra tenha sido coletada<text:s/>na<text:s/>ETA ou UTA.</text:p>
      <text:h text:style-name="P47" text:outline-level="1">Ano</text:h>
      <text:h text:style-name="P48" text:outline-level="2">Ano de coleta da amostra.</text:h>
      <text:p text:style-name="P49"/>
      <text:soft-page-break/>
      <text:h text:style-name="P50" text:outline-level="1">Mês</text:h>
      <text:h text:style-name="P51" text:outline-level="2">Mês de coleta da amostra.</text:h>
      <text:h text:style-name="P52" text:outline-level="1">Data da Coleta</text:h>
      <text:h text:style-name="P53" text:outline-level="2">Data em que foi realizada a coleta da amostra.</text:h>
      <text:h text:style-name="P54" text:outline-level="1">Hora<text:s/>da Coleta</text:h>
      <text:h text:style-name="P55" text:outline-level="2">Horário<text:s/>em que foi realizada a coleta da amostra.</text:h>
      <text:h text:style-name="P56" text:outline-level="1"><text:s/>Data do Laudo</text:h>
      <text:h text:style-name="P57" text:outline-level="2">Data de emissão, pelo laboratório, do laudo referente aos resultados das<text:s/>análises<text:s/>de<text:s/>qualidade da água.</text:h>
      <text:h text:style-name="P58" text:outline-level="1">Data de Registro no SISAGUA</text:h>
      <text:h text:style-name="P59" text:outline-level="2">Data de registro<text:s/>no Sisagua<text:s/>dos<text:s/>dados da amostra coletada e respectivos resultados<text:s/>das<text:s/>análises<text:s/>de qualidade da água.</text:h>
      <text:p text:style-name="P60">Obs:<text:s/>informação salva automaticamente pelo sistema no momento do registro dos dados da amostra.</text:p>
      <text:h text:style-name="P61" text:outline-level="1">Procedência da Coleta</text:h>
      <text:h text:style-name="P62" text:outline-level="2">Parte da forma de abastecimento (SAA,<text:s/>SAC<text:s/>ou SAI)<text:s/>onde foi realizada a coleta da amostra.</text:h>
      <text:p text:style-name="P63">Obs: as opções de<text:s/>procedência<text:s/>são as seguintes:</text:p>
      <text:p text:style-name="P64">- Ponto de captação;<text:tab/><text:tab/><text:tab/>-<text:s/>Estação de<text:s/>Tratamento<text:s/>de<text:s/>Água;</text:p>
      <text:p text:style-name="P65">- Sistema de Distribuição;<text:tab/><text:tab/><text:tab/>-<text:s/>Intra-domiciliar/Intrapredial;<text:s/>e<text:s/></text:p>
      <text:p text:style-name="P66">-<text:s/>Solução<text:s/>alternativa.</text:p>
      <text:h text:style-name="P67" text:outline-level="1">Ponto de Coleta</text:h>
      <text:h text:style-name="P68" text:outline-level="2">Ponto da forma de abastecimento<text:s/>onde foi realizada a coleta da amostra.</text:h>
      <text:p text:style-name="P69"><text:span text:style-name="T70">Obs</text:span><text:span text:style-name="T71">1</text:span><text:span text:style-name="T72">:<text:s/></text:span><text:span text:style-name="T73">o ponto de coleta é uma informação complementar à procedência da coleta.</text:span></text:p>
      <text:p text:style-name="P74"><text:span text:style-name="T75">Obs</text:span><text:span text:style-name="T76">2</text:span><text:span text:style-name="T77">: as opções de<text:s/></text:span><text:span text:style-name="T78">ponto de coleta<text:s/></text:span><text:span text:style-name="T79">são<text:s/></text:span><text:span text:style-name="T80">as seguintes:<text:s/></text:span></text:p>
      <text:p text:style-name="P81">-<text:s/>Nome<text:s/>do manancial ou ponto de captação;<text:tab/><text:tab/><text:tab/>-<text:s/>Pós-filtração/pré-desinfecção;</text:p>
      <text:p text:style-name="P82">-<text:s/>Saída<text:s/>de tratamento/pós-desinfecção;<text:tab/><text:tab/><text:tab/>-<text:s/>Veículo<text:s/>transportador;</text:p>
      <text:p text:style-name="P83">-<text:s/>Chafariz;<text:s/><text:tab/><text:tab/><text:tab/><text:tab/><text:tab/><text:tab/>-<text:s/>Cisterna;</text:p>
      <text:p text:style-name="P84">-<text:s/>Fonte;<text:tab/><text:tab/><text:tab/><text:tab/><text:tab/><text:tab/><text:tab/>-<text:s/>Reservatório<text:s/>de distribuição;</text:p>
      <text:p text:style-name="P85">-<text:s/>Cavalete/hidrômetro;<text:tab/><text:tab/><text:tab/><text:tab/><text:tab/>-<text:s/>Torneira<text:s/>antes da reservação;</text:p>
      <text:p text:style-name="P86">-<text:s/>Reservatório<text:s/>de água;<text:tab/><text:tab/><text:tab/><text:tab/><text:tab/>-<text:s/>Torneira<text:s/>após a reservação;<text:s/>e</text:p>
      <text:p text:style-name="P87">-<text:s/>Bebedouro.</text:p>
      <text:h text:style-name="P88" text:outline-level="1">Descrição do Local</text:h>
      <text:h text:style-name="P89" text:outline-level="2">Descrição do local onde foi realizada a coleta da amostra.</text:h>
      <text:p text:style-name="P90">Obs: campo de preenchimento aberto, em caso de necessidade de maior detalhamento<text:s/>do endereço do local da coleta.</text:p>
      <text:h text:style-name="P91" text:outline-level="1">Zona</text:h>
      <text:h text:style-name="P92" text:outline-level="2">Tipo de zona onde foi realizada a coleta da amostra: Rural ou<text:s/>Urbana.</text:h>
      <text:h text:style-name="P93" text:outline-level="1">Categoria Área</text:h>
      <text:h text:style-name="P94" text:outline-level="2">Categoria da área onde foi realizada a coleta da amostra</text:h>
      <text:p text:style-name="P95">Obs:<text:s/>as opções de<text:s/>categoria de<text:s/>área<text:s/>são as seguintes:<text:s/></text:p>
      <text:p text:style-name="P96">-<text:s/>Área urbana isolada;<text:tab/><text:tab/><text:tab/><text:tab/><text:tab/>-<text:s/>Bairro;</text:p>
      <text:p text:style-name="P97">-<text:s/>Sede de<text:s/>distrito ou Vila;<text:tab/><text:tab/><text:tab/><text:tab/><text:tab/>-<text:s/>Aldeia Indígena;</text:p>
      <text:p text:style-name="P98">-<text:s/>Comunidade Quilombola;<text:tab/><text:tab/><text:tab/><text:tab/><text:tab/>-<text:s/>Comunidade Ribeirinha;</text:p>
      <text:p text:style-name="P99">-<text:s/>Reserva Extrativista;<text:tab/><text:tab/><text:tab/><text:tab/><text:tab/>-<text:s/>Povoado/Lugarejo;</text:p>
      <text:p text:style-name="P100">-<text:s/>Núcleo/Propriedade rural;<text:s/>e<text:s/><text:tab/><text:tab/><text:tab/><text:tab/>-<text:s/>Projeto<text:s/>de Assentamento.</text:p>
      <text:soft-page-break/>
      <text:h text:style-name="P101" text:outline-level="1">Área</text:h>
      <text:h text:style-name="P102" text:outline-level="2">Nome da área onde foi realizada a coleta da amostra.</text:h>
      <text:h text:style-name="P103" text:outline-level="1">Tipo do local</text:h>
      <text:h text:style-name="P104" text:outline-level="2">Tipo do Local onde foi<text:s/>realizada a coleta da amostra</text:h>
      <text:p text:style-name="P105">Obs:<text:s/>as opções de<text:s/>tipo de local são as seguintes: Aeroporto;<text:s/>Estação Ferroviária;<text:s/>Porto;<text:s/>Rodoviária;<text:s/>Indústria;<text:s/>Posto de combustível;<text:s/>Estabelecimento comercial;<text:s/>Estabelecimento de Ensino;<text:s/>Estabelecimento de Saúde;<text:s/>Creche;<text:s/>Asilo/Casa de repouso;<text:s/>Orfanato;<text:s/>Templo religioso;<text:s/>Acampamento;<text:s/>Clube;<text:s/>Estádio/Ginásio;<text:s/>Parque;<text:s/>Praça;<text:s/>Condomínio;<text:s/>Conjunto habitacional;<text:s/>Linha;<text:s/>Edifício/Prédio;<text:s/>Grupo de casas;<text:s/>Casa;<text:s/>Cemitério;<text:s/>Cadeia/Presídio;<text:s/>Construção civil (obra);<text:s/>e Outro.</text:p>
      <text:h text:style-name="P106" text:outline-level="1">Local</text:h>
      <text:h text:style-name="P107" text:outline-level="2">Nome do local onde foi coletada<text:s/>a amostra.</text:h>
      <text:h text:style-name="P108" text:outline-level="1">Latitude</text:h>
      <text:h text:style-name="P109" text:outline-level="2">Latitude do ponto onde foi coletada a amostra.</text:h>
      <text:h text:style-name="P110" text:outline-level="1">Longitude</text:h>
      <text:h text:style-name="P111" text:outline-level="2">Longitude do ponto onde foi coletada a amostra.</text:h>
      <text:h text:style-name="P112" text:outline-level="1">Grupo</text:h>
      <text:h text:style-name="P113" text:outline-level="2">Grupo de parâmetro de qualidade da água referente às análises.</text:h>
      <text:p text:style-name="P114">Obs: as opções de<text:s/>grupo de<text:s/>parâmetros<text:s/>são as seguintes:</text:p>
      <text:p text:style-name="P115">-<text:s/>Cianobactérias</text:p>
      <text:p text:style-name="P116">-<text:s/>Cianotoxinas</text:p>
      <text:h text:style-name="P117" text:outline-level="1">Parâmetro<text:s/>(ciano)</text:h>
      <text:h text:style-name="P118" text:outline-level="2">Parâmetro de qualidade da água referente às análises realizadas.</text:h>
      <text:p text:style-name="P119">Obs: as opções de parâmetro<text:s/>são<text:s/>os gêneros de cianobactérias e as cianotoxinas:</text:p>
      <text:h text:style-name="P120" text:outline-level="1">Resultado</text:h>
      <text:h text:style-name="P121" text:outline-level="2">Resultado da análise de qualidade da água para um parâmetro específico.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border="0.0104in solid #CCCCCC" fo:padding="0in" style:shadow="none" fo:margin-bottom="0.1902in" fo:line-height="110%" fo:margin-left="0.0069in" fo:text-indent="-0.0069in" fo:background-color="#F0F0F0">
        <style:tab-stops/>
      </style:paragraph-properties>
      <style:text-properties style:font-name="Calibri" style:font-name-asian="Calibri" style:font-name-complex="Calibri" fo:font-weight="bold" style:font-weight-asian="bold" fo:color="#000000" fo:font-size="9pt" style:font-size-asian="9pt" style:language-asian="pt" style:country-asian="BR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border="0.0104in solid #CCCCCC" fo:padding="0in" style:shadow="none" fo:margin-bottom="0.1902in" fo:line-height="110%" fo:margin-left="0.0069in" fo:text-indent="-0.0069in" fo:background-color="#F0F0F0">
        <style:tab-stops/>
      </style:paragraph-properties>
      <style:text-properties style:font-name="Calibri" style:font-name-asian="Calibri" style:font-name-complex="Calibri" fo:font-weight="bold" style:font-weight-asian="bold" fo:color="#000000" fo:font-size="9pt" style:font-size-asian="9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" style:font-name-asian="Calibri" style:font-name-complex="Calibri" fo:font-weight="bold" style:font-weight-asian="bold" fo:color="#000000" fo:font-size="9pt" style:font-size-asian="9pt" fo:background-color="#F0F0F0" style:language-asian="pt" style:country-asian="BR"/>
    </style:style>
    <style:style style:name="Título2Char" style:display-name="Título 2 Char" style:family="text" style:parent-style-name="Fonteparág.padrão">
      <style:text-properties style:font-name="Calibri" style:font-name-asian="Calibri" style:font-name-complex="Calibri" fo:font-weight="bold" style:font-weight-asian="bold" fo:color="#000000" fo:font-size="9pt" style:font-size-asian="9pt" fo:background-color="#F0F0F0" style:language-asian="pt" style:country-asian="BR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asian="Calibri" style:font-name-complex="Segoe UI" fo:color="#000000" fo:font-size="9pt" style:font-size-asian="9pt" style:font-size-complex="9pt" style:language-asian="pt" style:country-asian="B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Calibri" style:font-name-asian="Calibri" style:font-name-complex="Calibri" fo:color="#000000" fo:font-size="10pt" style:font-size-asian="10pt" style:font-size-complex="10pt" style:language-asian="pt" style:country-asian="BR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name="P3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font-size="12pt" style:font-size-asian="12pt"/>
    </style:style>
    <style:style style:name="P4" style:parent-style-name="Normal" style:family="paragraph">
      <style:paragraph-properties fo:text-align="center" fo:margin-bottom="0in"/>
      <style:text-properties style:font-name="Arial" style:font-name-complex="Arial" fo:font-size="12pt" style:font-size-asian="12pt"/>
    </style:style>
    <style:style style:name="P5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text-align="center"/>
      <style:text-properties style:font-name="Arial" style:font-name-complex="Arial" fo:font-size="9pt" style:font-size-asian="9pt"/>
    </style:style>
    <style:style style:name="P7" style:parent-style-name="Normal" style:family="paragraph">
      <style:paragraph-properties fo:margin-bottom="0in" fo:margin-left="-0.0263in" fo:margin-right="-0.1979in">
        <style:tab-stops/>
      </style:paragraph-properties>
    </style:style>
    <style:style style:name="T8" style:parent-style-name="Fonteparág.padrão" style:family="text">
      <style:text-properties style:language-asian="pt" style:country-asian="BR"/>
    </style:style>
    <style:style style:name="T9" style:parent-style-name="Fonteparág.padrão" style:family="text">
      <style:text-properties fo:color="#5F5F5F" fo:font-size="9pt" style:font-size-asian="9pt"/>
    </style:style>
    <style:style style:name="T10" style:parent-style-name="Fonteparág.padrão" style:family="text">
      <style:text-properties fo:color="#5F5F5F" fo:font-size="9pt" style:font-size-asian="9pt"/>
    </style:style>
    <style:style style:name="T11" style:parent-style-name="Fonteparág.padrão" style:family="text">
      <style:text-properties fo:color="#5F5F5F" fo:font-size="9pt" style:font-size-asian="9pt"/>
    </style:style>
    <style:style style:name="T12" style:parent-style-name="Fonteparág.padrão" style:family="text">
      <style:text-properties fo:color="#5F5F5F" fo:font-size="9pt" style:font-size-asian="9pt"/>
    </style:style>
    <style:style style:name="T13" style:parent-style-name="Fonteparág.padrão" style:family="text">
      <style:text-properties fo:color="#5F5F5F" fo:font-size="9pt" style:font-size-asian="9pt"/>
    </style:style>
    <style:style style:name="P14" style:parent-style-name="Normal" style:family="paragraph">
      <style:paragraph-properties fo:margin-bottom="0in" fo:margin-left="-0.0263in">
        <style:tab-stops/>
      </style:paragraph-properties>
    </style:style>
    <style:style style:name="T15" style:parent-style-name="Fonteparág.padrão" style:family="text">
      <style:text-properties fo:color="#5F5F5F" fo:font-size="9pt" style:font-size-asian="9pt"/>
    </style:style>
    <style:style style:family="graphic" style:name="a12">
      <style:graphic-properties style:wrap="parallel" style:wrap-contour="false" style:horizontal-rel="page" style:vertical-rel="page" style:horizontal-pos="from-left" style:vertical-pos="from-top"/>
    </style:style>
    <style:style style:family="graphic" style:name="a0">
      <style:graphic-properties draw:fill="solid" draw:fill-color="#b2d4e9" draw:opacity="100%" draw:stroke="none"/>
    </style:style>
    <style:style style:family="graphic" style:name="a13">
      <style:graphic-properties draw:fill="none" draw:stroke="solid" svg:stroke-width="0.01042in" svg:stroke-color="#5f5f5f" svg:stroke-opacity="100%" draw:stroke-linejoin="miter" svg:stroke-linecap="square"/>
    </style:style>
    <style:style style:family="graphic" style:name="a1">
      <style:graphic-properties draw:fill="solid" draw:fill-color="#b2d4e9" draw:opacity="100%" draw:stroke="none"/>
    </style:style>
    <style:style style:family="graphic" style:name="a2">
      <style:graphic-properties draw:fill="solid" draw:fill-color="#b2d4e9" draw:opacity="100%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3125in" svg:stroke-color="#cccccc" svg:stroke-opacity="100%" draw:stroke-linejoin="miter" svg:stroke-linecap="butt"/>
    </style:style>
    <style:style style:family="graphic" style:name="a5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6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7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8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9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10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11">
      <style:graphic-properties draw:fill="none" draw:stroke="solid" svg:stroke-width="0.03125in" svg:stroke-color="#cccccc" svg:stroke-opacity="100%" draw:stroke-linejoin="miter" svg:stroke-linecap="square"/>
    </style:style>
  </office:automatic-styles>
  <office:master-styles>
    <style:master-page style:name="MP0" style:page-layout-name="PL0">
      <style:header>
        <text:p text:style-name="Cabeçalho"><text:span text:style-name="T2"><draw:g draw:z-index="251659264" draw:name="Group 64349" draw:id="id12" draw:style-name="a12" text:anchor-type="paragraph"><svg:title/><svg:desc/><draw:custom-shape svg:x="0.39583in" svg:y="0.19792in" svg:width="1.20315in" svg:height="0.51042in" draw:id="id0" draw:style-name="a0" draw:name="Shape 68256"><svg:title/><svg:desc/><draw:enhanced-geometry draw:type="non-primitive" svg:viewBox="0 0 1590955 685165" draw:enhanced-path="M 0 0 L 1590955 0 1590955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90955"/><draw:equation draw:name="f7" draw:formula="?f4 / 685165"/><draw:equation draw:name="f8" draw:formula="0 / ?f6"/><draw:equation draw:name="f9" draw:formula="1590955 / ?f6"/><draw:equation draw:name="f10" draw:formula="0 / ?f7"/><draw:equation draw:name="f11" draw:formula="685165 / ?f7"/></draw:enhanced-geometry></draw:custom-shape><draw:custom-shape svg:x="1.59895in" svg:y="0.19792in" svg:width="5.38631in" svg:height="0.51042in" draw:id="id1" draw:style-name="a1" draw:name="Shape 68257"><svg:title/><svg:desc/><draw:enhanced-geometry draw:type="non-primitive" svg:viewBox="0 0 7122427 685165" draw:enhanced-path="M 0 0 L 7122427 0 7122427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2427"/><draw:equation draw:name="f7" draw:formula="?f4 / 685165"/><draw:equation draw:name="f8" draw:formula="0 / ?f6"/><draw:equation draw:name="f9" draw:formula="7122427 / ?f6"/><draw:equation draw:name="f10" draw:formula="0 / ?f7"/><draw:equation draw:name="f11" draw:formula="685165 / ?f7"/></draw:enhanced-geometry></draw:custom-shape><draw:custom-shape svg:x="6.98508in" svg:y="0.19792in" svg:width="0.93023in" svg:height="0.51042in" draw:id="id2" draw:style-name="a2" draw:name="Shape 68258"><svg:title/><svg:desc/><draw:enhanced-geometry draw:type="non-primitive" svg:viewBox="0 0 1230058 685165" draw:enhanced-path="M 0 0 L 1230058 0 1230058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0058"/><draw:equation draw:name="f7" draw:formula="?f4 / 685165"/><draw:equation draw:name="f8" draw:formula="0 / ?f6"/><draw:equation draw:name="f9" draw:formula="1230058 / ?f6"/><draw:equation draw:name="f10" draw:formula="0 / ?f7"/><draw:equation draw:name="f11" draw:formula="685165 / ?f7"/></draw:enhanced-geometry></draw:custom-shape><draw:custom-shape svg:x="0.5in" svg:y="0.29167in" svg:width="7.37361in" svg:height="0.40625in" draw:id="id3" draw:style-name="a3" draw:name="Rectangle 64362"><svg:title/><svg:desc/><text:p text:style-name="P3">Dicionário de variáveis<text:s/>do Sisagua<text:s/></text:p><text:p text:style-name="P4">Vigilância<text:s/>(resultados das análises de cianobactérias e cianotoxinas)</text:p><text:p text:style-name="P5"/><text:p text:style-name="P6"/><draw:enhanced-geometry draw:type="non-primitive" svg:viewBox="0 0 21600 21600" draw:enhanced-path="M 0 0 L 21600 0 21600 21600 0 21600 Z N"/></draw:custom-shape><draw:custom-shape svg:x="0.33333in" svg:y="0.19792in" svg:width="0.05in" svg:height="0.51042in" draw:id="id4" draw:style-name="a4" draw:name="Shape 64354"><svg:title/><svg:desc/><draw:enhanced-geometry draw:type="non-primitive" svg:viewBox="0 0 45715 466725" draw:enhanced-path="M 0 0 L 0 466725 N" draw:text-areas="?f8 ?f10 ?f9 ?f11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15"/><draw:equation draw:name="f7" draw:formula="?f4 / 466725"/><draw:equation draw:name="f8" draw:formula="0 / ?f6"/><draw:equation draw:name="f9" draw:formula="45715 / ?f6"/><draw:equation draw:name="f10" draw:formula="0 / ?f7"/><draw:equation draw:name="f11" draw:formula="466725 / ?f7"/></draw:enhanced-geometry></draw:custom-shape><draw:custom-shape svg:x="0.39583in" svg:y="0.70833in" svg:width="1.19235in" svg:height="0in" draw:id="id5" draw:style-name="a5" draw:name="Shape 64355"><svg:title/><svg:desc/><draw:enhanced-geometry draw:type="non-primitive" svg:viewBox="0 0 1090184 0" draw:enhanced-path="M 0 0 L 109018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0184"/><draw:equation draw:name="f7" draw:formula="?f4 / 0"/><draw:equation draw:name="f8" draw:formula="0 / ?f6"/><draw:equation draw:name="f9" draw:formula="1090184 / ?f6"/><draw:equation draw:name="f10" draw:formula="0 / ?f7"/></draw:enhanced-geometry></draw:custom-shape><draw:custom-shape svg:x="0.39583in" svg:y="0.19792in" svg:width="1.19235in" svg:height="0in" draw:id="id6" draw:style-name="a6" draw:name="Shape 64356"><svg:title/><svg:desc/><draw:enhanced-geometry draw:type="non-primitive" svg:viewBox="0 0 1090184 0" draw:enhanced-path="M 0 0 L 109018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0184"/><draw:equation draw:name="f7" draw:formula="?f4 / 0"/><draw:equation draw:name="f8" draw:formula="0 / ?f6"/><draw:equation draw:name="f9" draw:formula="1090184 / ?f6"/><draw:equation draw:name="f10" draw:formula="0 / ?f7"/></draw:enhanced-geometry></draw:custom-shape><draw:custom-shape svg:x="1.60979in" svg:y="0.70833in" svg:width="5.3647in" svg:height="0in" draw:id="id7" draw:style-name="a7" draw:name="Shape 64357"><svg:title/><svg:desc/><draw:enhanced-geometry draw:type="non-primitive" svg:viewBox="0 0 4905031 0" draw:enhanced-path="M 0 0 L 490503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05031"/><draw:equation draw:name="f7" draw:formula="?f4 / 0"/><draw:equation draw:name="f8" draw:formula="0 / ?f6"/><draw:equation draw:name="f9" draw:formula="4905031 / ?f6"/><draw:equation draw:name="f10" draw:formula="0 / ?f7"/></draw:enhanced-geometry></draw:custom-shape><draw:custom-shape svg:x="1.60979in" svg:y="0.19792in" svg:width="5.3647in" svg:height="0in" draw:id="id8" draw:style-name="a8" draw:name="Shape 64358"><svg:title/><svg:desc/><draw:enhanced-geometry draw:type="non-primitive" svg:viewBox="0 0 4905031 0" draw:enhanced-path="M 0 0 L 490503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05031"/><draw:equation draw:name="f7" draw:formula="?f4 / 0"/><draw:equation draw:name="f8" draw:formula="0 / ?f6"/><draw:equation draw:name="f9" draw:formula="4905031 / ?f6"/><draw:equation draw:name="f10" draw:formula="0 / ?f7"/></draw:enhanced-geometry></draw:custom-shape><draw:custom-shape svg:x="6.9961in" svg:y="0.70833in" svg:width="0.91942in" svg:height="0in" draw:id="id9" draw:style-name="a9" draw:name="Shape 64359"><svg:title/><svg:desc/><draw:enhanced-geometry draw:type="non-primitive" svg:viewBox="0 0 840642 0" draw:enhanced-path="M 0 0 L 84064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0642"/><draw:equation draw:name="f7" draw:formula="?f4 / 0"/><draw:equation draw:name="f8" draw:formula="0 / ?f6"/><draw:equation draw:name="f9" draw:formula="840642 / ?f6"/><draw:equation draw:name="f10" draw:formula="0 / ?f7"/></draw:enhanced-geometry></draw:custom-shape><draw:custom-shape svg:x="7.87361in" svg:y="0.19792in" svg:width="0.05in" svg:height="0.51042in" draw:id="id10" draw:style-name="a10" draw:name="Shape 64360"><svg:title/><svg:desc/><draw:enhanced-geometry draw:type="non-primitive" svg:viewBox="0 0 45715 466725" draw:enhanced-path="M 0 0 L 0 466725 N" draw:text-areas="?f8 ?f10 ?f9 ?f11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15"/><draw:equation draw:name="f7" draw:formula="?f4 / 466725"/><draw:equation draw:name="f8" draw:formula="0 / ?f6"/><draw:equation draw:name="f9" draw:formula="45715 / ?f6"/><draw:equation draw:name="f10" draw:formula="0 / ?f7"/><draw:equation draw:name="f11" draw:formula="466725 / ?f7"/></draw:enhanced-geometry></draw:custom-shape><draw:custom-shape svg:x="6.99567in" svg:y="0.13542in" svg:width="0.91942in" svg:height="0.0625in" draw:id="id11" draw:style-name="a11" draw:name="Shape 64361"><svg:title/><svg:desc/><draw:enhanced-geometry draw:type="non-primitive" svg:viewBox="0 0 840642 57150" draw:enhanced-path="M 0 0 L 840642 0 N" draw:text-areas="?f8 ?f10 ?f9 ?f11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0642"/><draw:equation draw:name="f7" draw:formula="?f4 / 57150"/><draw:equation draw:name="f8" draw:formula="0 / ?f6"/><draw:equation draw:name="f9" draw:formula="840642 / ?f6"/><draw:equation draw:name="f10" draw:formula="0 / ?f7"/><draw:equation draw:name="f11" draw:formula="57150 / ?f7"/></draw:enhanced-geometry></draw:custom-shape></draw:g></text:span></text:p>
      </style:header>
      <style:footer>
        <text:p text:style-name="P7"><text:span text:style-name="T8"><draw:custom-shape svg:x="0.96042in" svg:y="10.80903in" svg:width="6.33858in" svg:height="0in" draw:id="id13" draw:style-name="a13" draw:name="Group 64371"><svg:title/><svg:desc/><draw:enhanced-geometry draw:type="non-primitive" svg:viewBox="0 0 5795645 0" draw:enhanced-path="M 579564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5645"/><draw:equation draw:name="f7" draw:formula="?f4 / 0"/><draw:equation draw:name="f8" draw:formula="0 / ?f6"/><draw:equation draw:name="f9" draw:formula="5795645 / ?f6"/><draw:equation draw:name="f10" draw:formula="0 / ?f7"/></draw:enhanced-geometry></draw:custom-shape></text:span><text:span text:style-name="T9">Ministério da Saúde</text:span><text:tab/><text:tab/><text:tab/><text:tab/><text:tab/><text:tab/><text:tab/><text:tab/><text:tab/><text:span text:style-name="T10">Página<text:s/></text:span><text:span text:style-name="T11"><text:page-number text:fixed="false">2</text:page-number></text:span><text:span text:style-name="T12"><text:s/>de<text:s/></text:span><text:span text:style-name="T13"><text:page-count>3</text:page-count></text:span></text:p>
        <text:p text:style-name="P14"><text:span text:style-name="T15">Sistema de Informações de Vigilância da Qualidade da Água para Consumo Humano - SISAGU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ago de Brito Magalhães</meta:initial-creator>
    <dc:creator>Gilson Leite de Oliveira</dc:creator>
    <meta:creation-date>2023-12-04T19:18:00Z</meta:creation-date>
    <dc:date>2023-12-04T19:18:00Z</dc:date>
    <meta:template xlink:href="Normal.dotm" xlink:type="simple"/>
    <meta:editing-cycles>2</meta:editing-cycles>
    <meta:editing-duration>PT60S</meta:editing-duration>
    <meta:user-defined meta:name="ContentTypeId">0x0101009CCE568D2A447D499EDD7EDFD4BE9238</meta:user-defined>
    <meta:document-statistic meta:page-count="3" meta:paragraph-count="10" meta:word-count="845" meta:character-count="5404" meta:row-count="38" meta:non-whitespace-character-count="4569"/>
  </office:meta>
</office:document-meta>
</file>